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widows="1" fo:text-indent="0in" style:auto-text-indent="false"/>
    </style:style>
    <style:style style:name="P2"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3"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4" style:family="paragraph" style:parent-style-name="Standard">
      <style:paragraph-properties fo:margin-left="0in" fo:margin-right="0in" style:line-height-at-least="0.1457in" fo:widows="1" fo:text-indent="0in" style:auto-text-indent="false" fo:break-before="page"/>
    </style:style>
    <style:style style:name="P5" style:family="paragraph" style:parent-style-name="Standard">
      <style:paragraph-properties fo:margin-left="0in" fo:margin-right="0in" style:line-height-at-least="0.1457in" fo:widows="1" fo:text-indent="0in" style:auto-text-indent="false"/>
    </style:style>
    <style:style style:name="P6"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7"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8" style:family="paragraph" style:parent-style-name="Standard">
      <style:paragraph-properties fo:margin-left="0in" fo:margin-right="0in" fo:margin-top="0in" fo:margin-bottom="0in" style:line-height-at-least="0.1457in" fo:widows="1" fo:text-indent="0in" style:auto-text-indent="false" fo:break-before="page" fo:padding="0in" fo:border="non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style:style>
    <style:style style:name="T4"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CR 0.5 CLERIC 1</text:span><text:line-break/><text:span text:style-name="T1">XP</text:span><text:span text:style-name="T4"> </text:span><text:span text:style-name="T2">200</text:span><text:line-break/><text:span text:style-name="T2">Any Medium Humanoid</text:span><text:line-break/><text:span text:style-name="T2">Cleric level 1 (skill points 4) Cleric</text:span><text:line-break/><text:span text:style-name="T2">(Domains War and Glory) </text:span><text:line-break/><text:span text:style-name="T1">Init</text:span><text:span text:style-name="T4"> </text:span><text:span text:style-name="T2">-1; </text:span><text:span text:style-name="T1">Senses</text:span><text:span text:style-name="T4"> </text:span><text:span text:style-name="T2">; Perception +2</text:span></text:p>
      <text:p text:style-name="P2">DEFENSE</text:p>
      <text:p text:style-name="P1"><text:span text:style-name="T1">AC</text:span><text:span text:style-name="T4"> </text:span><text:span text:style-name="T2">11, Touch 9, flat footed 11 ( Leather, Shield, none) </text:span><text:line-break/><text:span text:style-name="T2">(-1 Dex, +2 armour) </text:span><text:line-break/><text:span text:style-name="T1">hp</text:span><text:span text:style-name="T4"> </text:span><text:span text:style-name="T2">9 (0d8+1d8+1);</text:span><text:line-break/><text:span text:style-name="T1">Fort</text:span><text:span text:style-name="T4"> </text:span><text:span text:style-name="T2">+2, </text:span><text:span text:style-name="T1">Ref</text:span><text:span text:style-name="T4"> </text:span><text:span text:style-name="T2">-1, </text:span><text:span text:style-name="T1">Will</text:span><text:span text:style-name="T4"> </text:span><text:span text:style-name="T2">+4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Mace,Heavy +1 (1d8+1) </text:span><text:line-break/><text:span text:style-name="T1">Full Attack</text:span><text:line-break/><text:span text:style-name="T2">Mace,Heavy +1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Channel Energy</text:span><text:span text:style-name="T4"> </text:span><text:span text:style-name="T2">3+ CHA mod / day in 30ft burst. DC 10 + 1/2 level + CHA mod, number of d6 = 1</text:span><text:line-break/><text:span text:style-name="T1">Spells Known: </text:span><text:line-break/><text:line-break/><text:span text:style-name="T1">Cleric Spells</text:span><text:line-break/><text:span text:style-name="T1">CL 1 Concentration 3</text:span><text:line-break/><text:span text:style-name="T1">Level 0 (3) DC 12</text:span><text:line-break/><text:span text:style-name="T2">Bleed(Necromancy)[ ] X 1</text:span><text:line-break/><text:span text:style-name="T2">V,S rng: Close 25ft + 5ft/2 levels CT: Dur: instantaneous</text:span><text:line-break/><text:span text:style-name="T2">SV Will negates Area: one living creature Book: </text:span><text:line-break/><text:span text:style-name="T2">Description: </text:span><text:span text:style-name="T3">You cause a living creature that is below 0 hit points but stabilized to resume dying</text:span><text:line-break/><text:line-break/><text:span text:style-name="T2">Inflict Minor Wounds(Necromancy)[ ] X 1</text:span><text:line-break/><text:span text:style-name="T2">V,S rng: Touch CT: Dur: Instantaneous</text:span><text:line-break/><text:span text:style-name="T2">SV Will negates Area: Creature touched Book: CRB </text:span><text:line-break/><text:line-break/><text:span text:style-name="T2">Read Magic(Divination)[ ] X 1</text:span><text:line-break/><text:span text:style-name="T2">V,S,F rng: Personal CT: Dur: 10 min./level</text:span><text:line-break/><text:span text:style-name="T2">SV N/A Area: You Book: </text:span><text:line-break/><text:span text:style-name="T2">Description: </text:span><text:span text:style-name="T3">Read scrolls and spellbooks.</text:span><text:line-break/><text:line-break/><text:span text:style-name="T1">Level 1 (3) DC 13</text:span><text:line-break/><text:span text:style-name="T2">Bless Weapon(Transmutation)[ ] X 1</text:span><text:line-break/><text:span text:style-name="T2">V,S rng: Touch CT: Dur: 1 min./level</text:span><text:line-break/><text:span text:style-name="T2">SV None Area: Weapon touched Book: CRB </text:span><text:line-break/><text:span text:style-name="T2">Description: </text:span><text:span text:style-name="T3">This transmutation makes a weapon strike true against evil foes. The weapon is treated as having a +1 enhancement bonus for the purpose of bypassing the DR of evil creatures or striking evil incorporeal creatures (though the spell doesn\\\'t grant an actual enhancement bonus). The weapon also becomes good-aligned, which means it can bypass the DR of certain creatures. (This effect overrides and suppresses any other alignment the weapon might have.) Individual arrows or bolts can be transmuted, but affected projectile weapons (such as bows) don\\\'t confer the benefit to the projectiles they shoot.</text:span><text:line-break/><text:line-break/><text:soft-page-break/><text:span text:style-name="T2">Magic Weapon(Transmutation)[ ] X 1</text:span><text:line-break/><text:span text:style-name="T2">V,S,DF rng: Touch CT: Dur: 1 min./level</text:span><text:line-break/><text:span text:style-name="T2">SV Will negates (harmless, object) Area: Weapon touched Book: CRB </text:span><text:line-break/><text:span text:style-name="T2">Description: </text:span><text:span text:style-name="T3">Weapon gains +1 bonus.</text:span><text:line-break/><text:line-break/><text:span text:style-name="T2">Obscuring Mist(Conjuration)[Creation ] X 1</text:span><text:line-break/><text:span text:style-name="T2">V,S rng: 20ft CT: Dur: 1 min/level</text:span><text:line-break/><text:span text:style-name="T2">SV None Area: Cloud spreads in 20-ft.-radius from you, 20 ft. high Book: </text:span><text:line-break/><text:span text:style-name="T2">Description: </text:span><text:span text:style-name="T3">Fog surrounds you.</text:span><text:line-break/></text:p>
      <text:p text:style-name="P2">STATISTICS</text:p>
      <text:p text:style-name="P1"><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5, </text:span><text:span text:style-name="T1">Cha</text:span><text:span text:style-name="T4"> </text:span><text:span text:style-name="T2">14</text:span><text:line-break/><text:span text:style-name="T1">Base Attack</text:span><text:span text:style-name="T4"> </text:span><text:span text:style-name="T2">0 </text:span><text:span text:style-name="T1">CMB</text:span><text:span text:style-name="T4"> </text:span><text:span text:style-name="T2">1 ; </text:span><text:span text:style-name="T1">CMD</text:span><text:span text:style-name="T4"> </text:span><text:span text:style-name="T2">10 </text:span><text:line-break/><text:span text:style-name="T1">Feats</text:span><text:span text:style-name="T4"> </text:span><text:line-break/><text:span text:style-name="T2">Armour Prof Light,</text:span><text:line-break/><text:span text:style-name="T2">Armour Prof Medium,</text:span><text:line-break/><text:span text:style-name="T2">Combat Casting: +4 Concentration checks for Defensive casting,</text:span><text:line-break/><text:span text:style-name="T2">Selective Channeling: Can choose number of targets = CHA mod who are not effected,</text:span><text:line-break/><text:span text:style-name="T2">Shield Proficiency: Can use shields,</text:span><text:line-break/><text:span text:style-name="T2">Simple Weapon Proficiency</text:span><text:line-break/><text:span text:style-name="T1">Skills</text:span><text:span text:style-name="T4"> </text:span><text:span text:style-name="T2">Appraise 1, Diplomacy 6, Heal 6, Know Arcana 5, Know History 1, Know Nobility 1, Know Religion 1, Know the Planes 1, Linguistics 5, Perception 2, Sense Motive 2, Spellcraft 1</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ura</text:span><text:span text:style-name="T4"> </text:span><text:span text:style-name="T2">of deity</text:span><text:line-break/><text:span text:style-name="T1">Battle Rage (Sp)</text:span><text:span text:style-name="T4"> </text:span><text:span text:style-name="T2">Standard action give 1/2 level as damage bonus to ally for 1 round. Per day = 3+WIS mod</text:span><text:line-break/><text:span text:style-name="T1">Touch of Glory (Sp)</text:span><text:span text:style-name="T4"> </text:span><text:span text:style-name="T2">Standard action gives bonus on a CHA based skill of Cleric level. Per day = 3+WIS mod</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Human CR 1 CLERIC 2</text:span><text:line-break/><text:span text:style-name="T1">XP</text:span><text:span text:style-name="T4"> </text:span><text:span text:style-name="T2">400</text:span><text:line-break/><text:span text:style-name="T2">Any Medium Humanoid</text:span><text:line-break/><text:span text:style-name="T2">Cleric level 2 (skill points 8) Cleric</text:span><text:line-break/><text:span text:style-name="T2">(Domains Strength and Chaos) </text:span><text:line-break/><text:span text:style-name="T1">Init</text:span><text:span text:style-name="T4"> </text:span><text:span text:style-name="T2">-1; </text:span><text:span text:style-name="T1">Senses</text:span><text:span text:style-name="T4"> </text:span><text:span text:style-name="T2">; Perception +3</text:span></text:p>
      <text:p text:style-name="P2">DEFENSE</text:p>
      <text:p text:style-name="P1"><text:span text:style-name="T1">AC</text:span><text:span text:style-name="T4"> </text:span><text:span text:style-name="T2">13, Touch 9, flat footed 13 ( Chain Shirt, Shield, none) </text:span><text:line-break/><text:span text:style-name="T2">(-1 Dex, +4 armour) </text:span><text:line-break/><text:span text:style-name="T1">hp</text:span><text:span text:style-name="T4"> </text:span><text:span text:style-name="T2">14 (0d8+2d8+2);</text:span><text:line-break/><text:span text:style-name="T1">Fort</text:span><text:span text:style-name="T4"> </text:span><text:span text:style-name="T2">+3, </text:span><text:span text:style-name="T1">Ref</text:span><text:span text:style-name="T4"> </text:span><text:span text:style-name="T2">-1, </text:span><text:span text:style-name="T1">Will</text:span><text:span text:style-name="T4"> </text:span><text:span text:style-name="T2">+5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Mace,Heavy +2 (1d8+1) </text:span><text:line-break/><text:span text:style-name="T1">Full Attack</text:span><text:line-break/><text:span text:style-name="T2">Mace,Heavy +2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Channel Energy</text:span><text:span text:style-name="T4"> </text:span><text:span text:style-name="T2">3+ CHA mod / day in 30ft burst. DC 10 + 1/2 level + CHA mod, number of d6 = 1</text:span><text:line-break/><text:span text:style-name="T1">Touch of chaos (Sp)</text:span><text:span text:style-name="T4"> </text:span><text:span text:style-name="T2">Touch attack 1 rnd target rolls twice and takes the worst result when rolling d20. Per day = 3+ WIS </text:span><text:line-break/><text:span text:style-name="T1">Spells Known: </text:span><text:line-break/><text:line-break/><text:span text:style-name="T1">Cleric Spells</text:span><text:line-break/><text:span text:style-name="T1">CL 2 Concentration 4</text:span><text:line-break/><text:span text:style-name="T1">Level 0 (4) DC 12</text:span><text:line-break/><text:span text:style-name="T2">Detect Magic(Divination)[ ] X 1</text:span><text:line-break/><text:span text:style-name="T2">V,S rng: 60ft CT: Dur: Concentration, up to 1 min./level (D)</text:span><text:line-break/><text:span text:style-name="T2">SV None Area: Cone-shaped emanation Book: </text:span><text:line-break/><text:span text:style-name="T2">Description: </text:span><text:span text:style-name="T3">You detect magical auras. The amount of information revealed depends on how long you study a particular area or subject</text:span><text:line-break/><text:line-break/><text:span text:style-name="T2">Read Magic(Divination)[ ] X 1</text:span><text:line-break/><text:span text:style-name="T2">V,S,F rng: Personal CT: Dur: 10 min./level</text:span><text:line-break/><text:span text:style-name="T2">SV N/A Area: You Book: </text:span><text:line-break/><text:span text:style-name="T2">Description: </text:span><text:span text:style-name="T3">Read scrolls and spellbooks.</text:span><text:line-break/><text:line-break/><text:span text:style-name="T2">Spark(Evocation)[Fire ] X 1</text:span><text:line-break/><text:span text:style-name="T2">V or S rng: Close 25ft + 5ft/2 levels CT: Dur: instantaneous</text:span><text:line-break/><text:span text:style-name="T2">SV Fortitude negates (object) Area: one Fine object Book: </text:span><text:line-break/><text:span text:style-name="T2">Description: </text:span><text:span text:style-name="T3">Ignites flammable objects.</text:span><text:line-break/><text:line-break/><text:span text:style-name="T2">Stabilize(Conjuration)[Healing ] X 1</text:span><text:line-break/><text:span text:style-name="T2">V,S rng: Close 25ft + 5ft/2 levels CT: Dur: instantaneous</text:span><text:line-break/><text:span text:style-name="T2">SV None Area: One living creature Book: </text:span><text:line-break/><text:span text:style-name="T2">Description: </text:span><text:span text:style-name="T3">Cause a dying creature to stabilize.</text:span><text:line-break/><text:line-break/><text:span text:style-name="T1">Level 1 (4) DC 13</text:span><text:line-break/><text:span text:style-name="T2">Cure Light Wounds(Conjuration)[Healing ] X 1</text:span><text:line-break/><text:soft-page-break/><text:span text:style-name="T2">V,S rng: Touch CT: Dur: Instantaneous</text:span><text:line-break/><text:span text:style-name="T2">SV Will half (harmless); see text Area: Creature touched Book: </text:span><text:line-break/><text:span text:style-name="T2">Description: </text:span><text:span text:style-name="T3">Cures 1d8 damage + 1/level (max +5).</text:span><text:line-break/><text:line-break/><text:span text:style-name="T2">Divine Favor(Evocation)[ ] X 1</text:span><text:line-break/><text:span text:style-name="T2">V,S,DF rng: Personal CT: Dur: 1 minute</text:span><text:line-break/><text:span text:style-name="T2">SV N/A Area: You Book: </text:span><text:line-break/><text:span text:style-name="T2">Description: </text:span><text:span text:style-name="T3">You gain +1 per three levels on attack and damage rolls.</text:span><text:line-break/><text:line-break/><text:span text:style-name="T2">Enlarge Person(Transmutation)[ ] X 1</text:span><text:line-break/><text:span text:style-name="T2">V,S,M rng: Close 25ft + 5ft/2 levels CT: Dur: 1 min./level (D)</text:span><text:line-break/><text:span text:style-name="T2">SV Fortitude negates Area: One humanoid creature Book: CRB </text:span><text:line-break/><text:span text:style-name="T2">Description: </text:span><text:span text:style-name="T3">Humanoid creature doubles in size.</text:span><text:line-break/><text:line-break/><text:span text:style-name="T2">Magic Weapon(Transmutation)[ ] X 1</text:span><text:line-break/><text:span text:style-name="T2">V,S,DF rng: Touch CT: Dur: 1 min./level</text:span><text:line-break/><text:span text:style-name="T2">SV Will negates (harmless, object) Area: Weapon touched Book: CRB </text:span><text:line-break/><text:span text:style-name="T2">Description: </text:span><text:span text:style-name="T3">Weapon gains +1 bonus.</text:span><text:line-break/></text:p>
      <text:p text:style-name="P2">STATISTICS</text:p>
      <text:p text:style-name="P1"><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5, </text:span><text:span text:style-name="T1">Cha</text:span><text:span text:style-name="T4"> </text:span><text:span text:style-name="T2">14</text:span><text:line-break/><text:span text:style-name="T1">Base Attack</text:span><text:span text:style-name="T4"> </text:span><text:span text:style-name="T2">1 </text:span><text:span text:style-name="T1">CMB</text:span><text:span text:style-name="T4"> </text:span><text:span text:style-name="T2">2 ; </text:span><text:span text:style-name="T1">CMD</text:span><text:span text:style-name="T4"> </text:span><text:span text:style-name="T2">11 </text:span><text:line-break/><text:span text:style-name="T1">Feats</text:span><text:span text:style-name="T4"> </text:span><text:line-break/><text:span text:style-name="T2">Armour Prof Light,</text:span><text:line-break/><text:span text:style-name="T2">Armour Prof Medium,</text:span><text:line-break/><text:span text:style-name="T2">Combat Casting: +4 Concentration checks for Defensive casting,</text:span><text:line-break/><text:span text:style-name="T2">Selective Channeling: Can choose number of targets = CHA mod who are not effected,</text:span><text:line-break/><text:span text:style-name="T2">Shield Proficiency: Can use shields,</text:span><text:line-break/><text:span text:style-name="T2">Simple Weapon Proficiency</text:span><text:line-break/><text:span text:style-name="T1">Skills</text:span><text:span text:style-name="T4"> </text:span><text:span text:style-name="T2">Appraise 1, Diplomacy 7, Heal 6, Know Arcana 5, Know History 1, Know Nobility 1, Know Religion 5, Know the Planes 1, Linguistics 5, Perception 3, Sense Motive 6, Spellcraft 1</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ura</text:span><text:span text:style-name="T4"> </text:span><text:span text:style-name="T2">of deity</text:span><text:line-break/><text:span text:style-name="T1">Strength Surge (Sp)</text:span><text:span text:style-name="T4"> </text:span><text:span text:style-name="T2">Standard act touch to give +1/2 level to attacks, CM checks, and STR skills, per day 3+WIS mod </text:span></text:p>
      <text:p text:style-name="P2">MAGIC ITEMS (max value 390)</text:p>
      <text:p text:style-name="P3"><text:span text:style-name="T2">Potion of Cure moderate wounds - (300gp) <text:line-break/>Scroll of Divine level-1 two spells (50gp) </text:span> </text:p>
      <text:p text:style-name="P3"/>
      <text:p text:style-name="P3"/>
      <text:p text:style-name="P3"/>
      <text:p text:style-name="P3"/>
      <text:p text:style-name="P3"/>
      <text:p text:style-name="P3"/>
      <text:p text:style-name="P3"/>
      <text:p text:style-name="P3"><text:soft-page-break/><text:span text:style-name="T1">Human CR 3 CLERIC 4</text:span><text:line-break/><text:span text:style-name="T1">XP</text:span><text:span text:style-name="T4"> </text:span><text:span text:style-name="T2">800</text:span><text:line-break/><text:span text:style-name="T2">Any Medium Humanoid</text:span><text:line-break/><text:span text:style-name="T2">Cleric level 4 (skill points 16) Cleric</text:span><text:line-break/><text:span text:style-name="T2">(Domains Earth and Rune) </text:span><text:line-break/><text:span text:style-name="T1">Init</text:span><text:span text:style-name="T4"> </text:span><text:span text:style-name="T2">-1; </text:span><text:span text:style-name="T1">Senses</text:span><text:span text:style-name="T4"> </text:span><text:span text:style-name="T2">; Perception +4</text:span></text:p>
      <text:p text:style-name="P2">DEFENSE</text:p>
      <text:p text:style-name="P1"><text:span text:style-name="T1">AC</text:span><text:span text:style-name="T4"> </text:span><text:span text:style-name="T2">13, Touch 9, flat footed 13 ( Chain Shirt, Shield, none) </text:span><text:line-break/><text:span text:style-name="T2">(-1 Dex, +4 armour) </text:span><text:line-break/><text:span text:style-name="T1">hp</text:span><text:span text:style-name="T4"> </text:span><text:span text:style-name="T2">25 (0d8+4d8+4);</text:span><text:line-break/><text:span text:style-name="T1">Fort</text:span><text:span text:style-name="T4"> </text:span><text:span text:style-name="T2">+4, </text:span><text:span text:style-name="T1">Ref</text:span><text:span text:style-name="T4"> </text:span><text:span text:style-name="T2">+0, </text:span><text:span text:style-name="T1">Will</text:span><text:span text:style-name="T4"> </text:span><text:span text:style-name="T2">+7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Mace,Heavy +4 (1d8+1) </text:span><text:line-break/><text:span text:style-name="T1">Full Attack</text:span><text:line-break/><text:span text:style-name="T2">Mace,Heavy +4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Acid Dart Cleric (Sp)</text:span><text:span text:style-name="T4"> </text:span><text:span text:style-name="T2">Standard action 30ft ranged touch 1d6+ 1/2 level 3+WIS mod /day</text:span><text:line-break/><text:span text:style-name="T1">Blast Rune (Sp)</text:span><text:span text:style-name="T4"> </text:span><text:span text:style-name="T2">Stand act trap deals 1d6 + 1/2 level in 5ft sq. DC26 to Disable 1 rnd /level. Per day = 3+WIS mod</text:span><text:line-break/><text:span text:style-name="T1">Channel Energy</text:span><text:span text:style-name="T4"> </text:span><text:span text:style-name="T2">3+ CHA mod / day in 30ft burst. DC 10 + 1/2 level + CHA mod, number of d6 = 2</text:span><text:line-break/><text:span text:style-name="T1">Spells Known: </text:span><text:line-break/><text:line-break/><text:span text:style-name="T1">Cleric Spells</text:span><text:line-break/><text:span text:style-name="T1">CL 4 Concentration 7</text:span><text:line-break/><text:span text:style-name="T1">Level 0 (4) DC 13</text:span><text:line-break/><text:span text:style-name="T2">Create Water(Conjuration)[Creation Water ] X 1</text:span><text:line-break/><text:span text:style-name="T2">V,S rng: Close 25ft + 5ft/2 levels CT: Dur: Instantaneous</text:span><text:line-break/><text:span text:style-name="T2">SV None Area: Up to 2 gallons of water/level Book: </text:span><text:line-break/><text:span text:style-name="T2">Description: </text:span><text:span text:style-name="T3">Creates 2 gallons/level of pure water.</text:span><text:line-break/><text:line-break/><text:span text:style-name="T2">Guidance(Divination)[ ] X 1</text:span><text:line-break/><text:span text:style-name="T2">V,S rng: Touch CT: Dur: 1 minute or until discharged</text:span><text:line-break/><text:span text:style-name="T2">SV Will negates (harmless) Area: Creature touched Book: </text:span><text:line-break/><text:span text:style-name="T2">Description: </text:span><text:span text:style-name="T3">+1 on one attack roll, saving throw, or skill check.</text:span><text:line-break/><text:line-break/><text:span text:style-name="T2">Inflict Minor Wounds(Necromancy)[ ] X 1</text:span><text:line-break/><text:span text:style-name="T2">V,S rng: Touch CT: Dur: Instantaneous</text:span><text:line-break/><text:span text:style-name="T2">SV Will negates Area: Creature touched Book: CRB </text:span><text:line-break/><text:line-break/><text:span text:style-name="T2">Light(Evocation)[Light ] X 1</text:span><text:line-break/><text:span text:style-name="T2">V,M/DF rng: Touch CT: Dur: 10 min./level (D)</text:span><text:line-break/><text:span text:style-name="T2">SV None Area: Object touched Book: </text:span><text:line-break/><text:span text:style-name="T2">Description: </text:span><text:span text:style-name="T3">Object shines like a torch.</text:span><text:line-break/><text:line-break/><text:span text:style-name="T1">Level 1 (5) DC 14</text:span><text:line-break/><text:span text:style-name="T2">Bless(Enchantment)[Compulsion Mind-Affecting ] X 1</text:span><text:line-break/><text:span text:style-name="T2">V,S,DF rng: 50ft CT: Dur: 1 min./level</text:span><text:line-break/><text:soft-page-break/><text:span text:style-name="T2">SV None Area: The caster and all allies within a 50-ft. burst, centered on the caster Book: CRB </text:span><text:line-break/><text:span text:style-name="T2">Description: </text:span><text:span text:style-name="T3">Allies gain +1 on attack rolls and saves against fear.</text:span><text:line-break/><text:line-break/><text:span text:style-name="T2">Endure Elements(Abjuration)[ ] X 1</text:span><text:line-break/><text:span text:style-name="T2">V,S, DF rng: Touch CT: Dur: 24 hours</text:span><text:line-break/><text:span text:style-name="T2">SV Will negates (harmless) Area: Creature touched Book: CRB </text:span><text:line-break/><text:span text:style-name="T2">Description: </text:span><text:span text:style-name="T3">A creature protected by endure elements suffers no harm from being in a hot or cold environment. It can exist comfortably in conditions between -50 and 140 degrees Fahrenheit (-45 and 60 degrees Celsius) without having to make Fortitude saves. The creatures equipment is likewise protected. Endure elements doesnt provide any protection from fire or cold damage, nor does it protect against other environmental hazards such as smoke, lack of air, and so forth.</text:span><text:line-break/><text:line-break/><text:span text:style-name="T2">Magic Stone(Transmutation)[ ] X 1</text:span><text:line-break/><text:span text:style-name="T2">V,S,DF rng: Touch CT: Dur: 30 minutes or until discharged</text:span><text:line-break/><text:span text:style-name="T2">SV Will negates (harmless, object) Area: Up to three pebbles touched Book: CRB </text:span><text:line-break/><text:span text:style-name="T2">Description: </text:span><text:span text:style-name="T3">You transmute as many as three pebbles, which can be no larger than sling bullets, so that they strike with great force when thrown or slung. If hurled, they have a range increment of 20 feet. If slung, treat them as sling bullets (range increment 50 feet). The spell gives them a +1 enhancement bonus on attack and damage rolls. The user of the stones makes a normal ranged attack. Each stone that hits deals 1d6+1 points of damage (including the spell's enhancement bonus), or 2d6+2 points against undead.</text:span><text:line-break/><text:line-break/><text:span text:style-name="T2">Obscuring Mist(Conjuration)[Creation ] X 1</text:span><text:line-break/><text:span text:style-name="T2">V,S rng: 20ft CT: Dur: 1 min/level</text:span><text:line-break/><text:span text:style-name="T2">SV None Area: Cloud spreads in 20-ft.-radius from you, 20 ft. high Book: </text:span><text:line-break/><text:span text:style-name="T2">Description: </text:span><text:span text:style-name="T3">Fog surrounds you.</text:span><text:line-break/><text:line-break/><text:span text:style-name="T2">Sanctuary(Abjuration)[ ] X 1</text:span><text:line-break/><text:span text:style-name="T2">V,S,DF rng: Touch CT: Dur: 1 round/level</text:span><text:line-break/><text:span text:style-name="T2">SV Will negates Area: Creature touched, or up to eight willing creatures joining hands Book: </text:span><text:line-break/><text:span text:style-name="T2">Description: </text:span><text:span text:style-name="T3">Opponents can't attack you, and you can't attack.</text:span><text:line-break/><text:line-break/><text:span text:style-name="T1">Level 2 (4) DC 15</text:span><text:line-break/><text:span text:style-name="T2">Bulls Strength(Transmutation)[ ] X 1</text:span><text:line-break/><text:span text:style-name="T2">V,S,M,M/DF rng: Touch CT: Dur: 1 min./level</text:span><text:line-break/><text:span text:style-name="T2">SV Will negates (harmless) Area: Creature touched Book: CRB </text:span><text:line-break/><text:span text:style-name="T2">Description: </text:span><text:span text:style-name="T3">The spell grants a +4 enhancement bonus to Strength, adding the usual benefits to melee attack rolls, melee damage rolls, and other uses of the Strength modifier.</text:span><text:line-break/><text:line-break/><text:span text:style-name="T2">Groundswell(Transmutation)[Earth Poison ] X 1</text:span><text:line-break/><text:span text:style-name="T2">V, S rng: touch CT: Dur: 1 minute/level</text:span><text:line-break/><text:span text:style-name="T2">SV Fortitude negates (harmless) Area: creature touched Book: Advanced Race Guide </text:span><text:line-break/><text:span text:style-name="T2">Description: </text:span><text:span text:style-name="T3">This spell allows the target to cause the ground to rise up beneath him. As a swift action, the target can cause the ground to rise 5 feet, while all adjacent squares are treated as steep slopes (Core Rulebook 428). The groundswell precludes flanking from creatures standing at lower elevations than the target. If the target moves after creating a groundswell, the ground returns to its normal elevation at the end of his turn; otherwise, it remains in place until the target moves or uses a swift action to return the ground to normal. A groundswell cannot increase elevation of the ground beyond 5 feet.</text:span><text:line-break/><text:line-break/><text:span text:style-name="T2">Shatter(Evocation)[Sonic ] X 1</text:span><text:line-break/><text:span text:style-name="T2">V,S,M/DF rng: Close 25ft + 5ft/2 levels CT: Dur: Instantaneous</text:span><text:line-break/><text:soft-page-break/><text:span text:style-name="T2">SV Will negates (object); Will negates (object) or Fortitude ha Area: One solid object, one crystalline creature, or one 5-ft.-radius spread Book: </text:span><text:line-break/><text:span text:style-name="T2">Description: </text:span><text:span text:style-name="T3">Sonic vibration damages objects or crystalline creatures</text:span><text:line-break/><text:line-break/><text:span text:style-name="T2">Soften Earth and Stone(Transmutation)[Earth ] X 1</text:span><text:line-break/><text:span text:style-name="T2">V,S,DF rng: Close 25ft + 5ft/2 levels CT: Dur: Instantaneous</text:span><text:line-break/><text:span text:style-name="T2">SV None Area: 10-ft. square/level; see text Book: </text:span><text:line-break/></text:p>
      <text:p text:style-name="P2">STATISTICS</text:p>
      <text:p text:style-name="P1"><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6, </text:span><text:span text:style-name="T1">Cha</text:span><text:span text:style-name="T4"> </text:span><text:span text:style-name="T2">14</text:span><text:line-break/><text:span text:style-name="T1">Base Attack</text:span><text:span text:style-name="T4"> </text:span><text:span text:style-name="T2">3 </text:span><text:span text:style-name="T1">CMB</text:span><text:span text:style-name="T4"> </text:span><text:span text:style-name="T2">4 ; </text:span><text:span text:style-name="T1">CMD</text:span><text:span text:style-name="T4"> </text:span><text:span text:style-name="T2">13 </text:span><text:line-break/><text:span text:style-name="T1">Feats</text:span><text:span text:style-name="T4"> </text:span><text:line-break/><text:span text:style-name="T2">Armour Prof Light,</text:span><text:line-break/><text:span text:style-name="T2">Armour Prof Medium,</text:span><text:line-break/><text:span text:style-name="T2">Combat Casting: +4 Concentration checks for Defensive casting,</text:span><text:line-break/><text:span text:style-name="T2">Extra Channel: Channel energy 2 additional times a day,</text:span><text:line-break/><text:span text:style-name="T2">Selective Channeling: Can choose number of targets = CHA mod who are not effected,</text:span><text:line-break/><text:span text:style-name="T2">Shield Proficiency: Can use shields,</text:span><text:line-break/><text:span text:style-name="T2">Simple Weapon Proficiency</text:span><text:line-break/><text:span text:style-name="T1">Skills</text:span><text:span text:style-name="T4"> </text:span><text:span text:style-name="T2">Appraise 1, Diplomacy 8, Heal 9, Know Arcana 7, Know History 1, Know Nobility 1, Know Religion 6, Know the Planes 1, Linguistics 5, Perception 4, Sense Motive 8, Spellcraft 5</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ura</text:span><text:span text:style-name="T4"> </text:span><text:span text:style-name="T2">of deity</text:span> </text:p>
      <text:p text:style-name="P1"/>
      <text:p text:style-name="P4"><text:span text:style-name="T1">Human CR 4 CLERIC 5</text:span><text:line-break/><text:span text:style-name="T1">XP</text:span><text:span text:style-name="T4"> </text:span><text:span text:style-name="T2">1200</text:span><text:line-break/><text:span text:style-name="T2">Any Medium Humanoid</text:span><text:line-break/><text:span text:style-name="T2">Cleric level 5 (skill points 20) Cleric</text:span><text:line-break/><text:span text:style-name="T2">(Domains Death and Destruction) </text:span><text:line-break/><text:span text:style-name="T1">Init</text:span><text:span text:style-name="T4"> </text:span><text:span text:style-name="T2">-1; </text:span><text:span text:style-name="T1">Senses</text:span><text:span text:style-name="T4"> </text:span><text:span text:style-name="T2">; Perception +4</text:span></text:p>
      <text:p text:style-name="P2">DEFENSE</text:p>
      <text:p text:style-name="P1"><text:span text:style-name="T1">AC</text:span><text:span text:style-name="T4"> </text:span><text:span text:style-name="T2">14, Touch 9, flat footed 14 ( Scale mail, Shield, none) </text:span><text:line-break/><text:span text:style-name="T2">(-1 Dex, +5 armour) </text:span><text:line-break/><text:span text:style-name="T1">hp</text:span><text:span text:style-name="T4"> </text:span><text:span text:style-name="T2">31 (0d8+5d8+5);</text:span><text:line-break/><text:span text:style-name="T1">Fort</text:span><text:span text:style-name="T4"> </text:span><text:span text:style-name="T2">+4, </text:span><text:span text:style-name="T1">Ref</text:span><text:span text:style-name="T4"> </text:span><text:span text:style-name="T2">+0, </text:span><text:span text:style-name="T1">Will</text:span><text:span text:style-name="T4"> </text:span><text:span text:style-name="T2">+7 </text:span></text:p>
      <text:p text:style-name="P2">OFFENSE</text:p>
      <text:p text:style-name="P3"><text:span text:style-name="T1">Speed</text:span><text:span text:style-name="T4"> </text:span><text:span text:style-name="T2">20</text:span><text:line-break/><text:span text:style-name="T1">Melee</text:span><text:line-break/><text:span text:style-name="T1">Single Attack</text:span><text:span text:style-name="T4"> </text:span><text:span text:style-name="T2">Mace,Heavy +4 (1d8+1) </text:span><text:line-break/><text:span text:style-name="T1">Full Attack</text:span><text:line-break/><text:span text:style-name="T2">Mace,Heavy +4 (1d8+1)</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Bleeding Touch (Sp)</text:span><text:span text:style-name="T4"> </text:span><text:span text:style-name="T2">Touch attack. Creature takes 1d6 damage/round for 1/2 level rounds. Per day = 3 + WIS mod</text:span><text:line-break/><text:span text:style-name="T1">Channel Energy</text:span><text:span text:style-name="T4"> </text:span><text:span text:style-name="T2">3+ CHA mod / day in 30ft burst. DC 10 + 1/2 level + CHA mod, number of d6 = 3</text:span><text:line-break/><text:span text:style-name="T1">Destructive Smite (Ex)</text:span><text:span text:style-name="T4"> </text:span><text:span text:style-name="T2">Make attack with morale bonus = 1/2 level on damage rolls. Per day = 3 + WIS mod</text:span><text:line-break/><text:span text:style-name="T1">Spells Known: </text:span><text:line-break/><text:line-break/><text:span text:style-name="T1">Cleric Spells</text:span><text:line-break/><text:span text:style-name="T1">CL 5 Concentration 8</text:span><text:line-break/><text:span text:style-name="T1">Level 0 (4) DC 13</text:span><text:line-break/><text:span text:style-name="T2">Bleed(Necromancy)[ ] X 1</text:span><text:line-break/><text:span text:style-name="T2">V,S rng: Close 25ft + 5ft/2 levels CT: Dur: instantaneous</text:span><text:line-break/><text:span text:style-name="T2">SV Will negates Area: one living creature Book: </text:span><text:line-break/><text:span text:style-name="T2">Description: </text:span><text:span text:style-name="T3">You cause a living creature that is below 0 hit points but stabilized to resume dying</text:span><text:line-break/><text:line-break/><text:span text:style-name="T2">Inflict Minor Wounds(Necromancy)[ ] X 1</text:span><text:line-break/><text:span text:style-name="T2">V,S rng: Touch CT: Dur: Instantaneous</text:span><text:line-break/><text:span text:style-name="T2">SV Will negates Area: Creature touched Book: CRB </text:span><text:line-break/><text:line-break/><text:span text:style-name="T2">Resistance(Abjuration)[ ] X 1</text:span><text:line-break/><text:span text:style-name="T2">V,S,M/DF rng: Touch CT: Dur: 1 minute</text:span><text:line-break/><text:span text:style-name="T2">SV Will negates (harmless) Area: Creature touched, or up to eight willing creatures joining hands Book: </text:span><text:line-break/><text:span text:style-name="T2">Description: </text:span><text:span text:style-name="T3">Subject gains +1 bonus on saving throws.</text:span><text:line-break/><text:line-break/><text:span text:style-name="T2">Spark(Evocation)[Fire ] X 1</text:span><text:line-break/><text:span text:style-name="T2">V or S rng: Close 25ft + 5ft/2 levels CT: Dur: instantaneous</text:span><text:line-break/><text:span text:style-name="T2">SV Fortitude negates (object) Area: one Fine object Book: </text:span><text:line-break/><text:span text:style-name="T2">Description: </text:span><text:span text:style-name="T3">Ignites flammable objects.</text:span><text:line-break/><text:line-break/><text:span text:style-name="T1">Level 1 (5) DC 14</text:span><text:line-break/><text:soft-page-break/><text:span text:style-name="T2">Bane(Enchantment)[Compulsion Fear Mind-Affecting ] X 1</text:span><text:line-break/><text:span text:style-name="T2">V,S,DF rng: 50ft CT: Dur: 1 min./level</text:span><text:line-break/><text:span text:style-name="T2">SV Will negates Area: All enemies within 50 ft. Book: </text:span><text:line-break/><text:span text:style-name="T2">Description: </text:span><text:span text:style-name="T3">Enemies take -1 on attack rolls and saves against fear.</text:span><text:line-break/><text:line-break/><text:span text:style-name="T2">Cause Fear(Necromancy)[Fear Mind-Affecting ] X 1</text:span><text:line-break/><text:span text:style-name="T2">V,S rng: Close 25ft + 5ft/2 levels CT: Dur: 1d4 rounds or 1 round; see text</text:span><text:line-break/><text:span text:style-name="T2">SV Will partial Area: One living creature with 5 or fewer HD Book: CRB </text:span><text:line-break/><text:span text:style-name="T2">Description: </text:span><text:span text:style-name="T3">The affected creature becomes frightened. If the subject succeeds on a Will save, it is shaken for 1 round. Creatures with 6 or more HD are immune to this effect. Cause fear counters and dispels remove fear.</text:span><text:line-break/><text:line-break/><text:span text:style-name="T2">Doom(Necromancy)[Fear Mind-Affecting ] X 1</text:span><text:line-break/><text:span text:style-name="T2">V,S,DF rng: Medium 100ft + 10ft / level CT: Dur: 1 min./level</text:span><text:line-break/><text:span text:style-name="T2">SV Will negates Area: One living creature Book: CRB </text:span><text:line-break/><text:span text:style-name="T2">Description: </text:span><text:span text:style-name="T3">One subject takes -2 on attack rolls, damage rolls, saves, and checks.</text:span><text:line-break/><text:line-break/><text:span text:style-name="T2">Murderous Command(Enchantment)[Compulsion Mind-Affecting ] X 1</text:span><text:line-break/><text:span text:style-name="T2">V rng: Close 25ft + 5ft/2 levels CT: Dur: 1 round</text:span><text:line-break/><text:span text:style-name="T2">SV Will negates Area: one living creature Book: </text:span><text:line-break/><text:span text:style-name="T2">Description: </text:span><text:span text:style-name="T3">You give the target a mental urge to kill its nearest ally, which it obeys to the best of its ability. The target attacks its nearest ally on its next turn with a melee weapon or natural weapon. If ne</text:span><text:line-break/><text:line-break/><text:span text:style-name="T2">Ray of Sickening(Necromancy)[ ] X 1</text:span><text:line-break/><text:span text:style-name="T2">V, S, M (a drop of sweat) rng: Close 25ft + 5ft/2 levels CT: Dur: 1 min./level</text:span><text:line-break/><text:span text:style-name="T2">SV Fortitude partial Area: Ray Book: UC </text:span><text:line-break/><text:span text:style-name="T2">Description: </text:span><text:span text:style-name="T3">This spell functions as ray of exhaustion, except the target is sickened if it fails its save and unaffected if it makes its save.</text:span><text:line-break/><text:line-break/><text:span text:style-name="T1">Level 2 (4) DC 15</text:span><text:line-break/><text:span text:style-name="T2">Darkness(Evocation)[Darkness ] X 1</text:span><text:line-break/><text:span text:style-name="T2">V,M/DF rng: Touch CT: Dur: 10 min./level (D)</text:span><text:line-break/><text:span text:style-name="T2">SV None Area: Object touched Book: </text:span><text:line-break/><text:span text:style-name="T2">Description: </text:span><text:span text:style-name="T3">20-ft. radius of supernatural shadow.</text:span><text:line-break/><text:line-break/><text:span text:style-name="T2">Death Knell(Necromancy)[Death Evil ] X 1</text:span><text:line-break/><text:span text:style-name="T2">V,S rng: Touch CT: Dur: Instantaneous/10 minutes per HD of subject; see text</text:span><text:line-break/><text:span text:style-name="T2">SV Will negates Area: Living creature touched Book: CRB </text:span><text:line-break/><text:span text:style-name="T2">Description: </text:span><text:span text:style-name="T3">Kills dying creature; you gain 1d8 temporary hp, +2 to Str, and +1 caster level.</text:span><text:line-break/><text:line-break/><text:span text:style-name="T2">Ghoul Hunger(Necromancy)[Evil mind-affecting mind-affecting fire] X 1</text:span><text:line-break/><text:span text:style-name="T2">V, S rng: Close 25ft + 5ft/2 levels CT: Dur: 1 round/level; see text</text:span><text:line-break/><text:span text:style-name="T2">SV Will negates; see text Area: one humanoid creature Book: Inner Sea Gods </text:span><text:line-break/><text:span text:style-name="T2">Description: </text:span><text:span text:style-name="T3">You awaken an unnatural hunger in the target, compelling it to fall upon a nearby helpless or dead humanoid creature and begin eating its flesh. The target defends itself normally but takes no other actions while eating. The target does not take extraordinary risks to satisfy this urge (it wouldnt jump over a pit or swim through lava to reach a suitable victim). If the target cant fulfill this urge on its next turn, the spell fails. Each round on its turn, the target can attempt a new saving throw to end the effect.</text:span><text:line-break/><text:line-break/><text:span text:style-name="T2">Hold Person(Enchantment)[Compulsion Mind-Affecting ] X 1</text:span><text:line-break/><text:span text:style-name="T2">V,S,F/DF rng: Medium 100ft + 10ft / level CT: Dur: 1 round/level (D); see text</text:span><text:line-break/><text:soft-page-break/><text:span text:style-name="T2">SV Will negates; see text Area: One humanoide creature Book: </text:span><text:line-break/><text:span text:style-name="T2">Description: </text:span><text:span text:style-name="T3">Paralyzes one humanoid for 1 round/level.</text:span><text:line-break/><text:line-break/><text:span text:style-name="T1">Level 3 (3) DC 16</text:span><text:line-break/><text:span text:style-name="T2">Blindness/Deafness(Necromancy)[ ] X 1</text:span><text:line-break/><text:span text:style-name="T2">V rng: Medium 100ft + 10ft / level CT: Dur: Permanent (D)</text:span><text:line-break/><text:span text:style-name="T2">SV Fortitude negates Area: One living creature Book: </text:span><text:line-break/><text:span text:style-name="T2">Description: </text:span><text:span text:style-name="T3">Makes subject blinded or deafened.</text:span><text:line-break/><text:line-break/><text:span text:style-name="T2">Contagion(Necromancy)[Evil ] X 1</text:span><text:line-break/><text:span text:style-name="T2">V,S rng: Touch CT: Dur: Instantaneous</text:span><text:line-break/><text:span text:style-name="T2">SV Fortitude negates Area: Living creature touched Book: CRB </text:span><text:line-break/><text:span text:style-name="T2">Description: </text:span><text:span text:style-name="T3">The subject contracts one of the following diseases: blinding sickness, bubonic plague, cackle fever, filth fever, leprosy, mindfire, red ache, shakes, or slimy doom. The disease is contracted immedia</text:span><text:line-break/><text:line-break/><text:span text:style-name="T2">Skeleton Crew(Necromancy)[Healing Evil ] X 1</text:span><text:line-break/><text:span text:style-name="T2">V, S, M rng: touch CT: Dur: 1 day/level</text:span><text:line-break/><text:span text:style-name="T2">SV none Area: one or more humanoid corpses touched Book: Pirates Of The Inner </text:span><text:line-break/><text:span text:style-name="T2">Description: </text:span><text:span text:style-name="T3">This spell turns corpses into skeletons (Pathfinder RPG Bestiary 250) that act as crew and obey your commands to the extent of their abilities. The undead you create are 1 Hit Die skeletons that possess Profession (sailor) scores equal to half your character level plus your Wisdom modifier (for clerics), Intelligence modifier (for witches and wizards), or Charisma modifier (for sorcerers and summoners). Each skeleton can perform the duties of one crew member but has no other abilities. The created skeletons cannot speak, attack, or even defend themselves. The only orders they obey are ones pertaining to the operation of a ship. Skeletal crew members are not proficient with any weapons or armor. You cant create more Hit Dice of skeletal crew members than twice your caster level with a single casting of skeleton crew. The desecrate spell doubles this limit. The undead you create by casting skeleton crew remain under your control for the duration of the spell, and do not count against your limit of total Hit Dice worth of undead creatures you can control. A skeletal crew member can only be created from a mostly intact humanoid corpse. The corpse must have bones. When you cast this spell, any flesh left on the corpses melts away into fog.</text:span><text:line-break/></text:p>
      <text:p text:style-name="P2">STATISTICS</text:p>
      <text:p text:style-name="P1"><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6, </text:span><text:span text:style-name="T1">Cha</text:span><text:span text:style-name="T4"> </text:span><text:span text:style-name="T2">14</text:span><text:line-break/><text:span text:style-name="T1">Base Attack</text:span><text:span text:style-name="T4"> </text:span><text:span text:style-name="T2">3 </text:span><text:span text:style-name="T1">CMB</text:span><text:span text:style-name="T4"> </text:span><text:span text:style-name="T2">4 ; </text:span><text:span text:style-name="T1">CMD</text:span><text:span text:style-name="T4"> </text:span><text:span text:style-name="T2">13 </text:span><text:line-break/><text:span text:style-name="T1">Feats</text:span><text:span text:style-name="T4"> </text:span><text:line-break/><text:span text:style-name="T2">Armour Prof Light,</text:span><text:line-break/><text:span text:style-name="T2">Armour Prof Medium,</text:span><text:line-break/><text:span text:style-name="T2">Combat Casting: +4 Concentration checks for Defensive casting,</text:span><text:line-break/><text:span text:style-name="T2">Extra Channel: Channel energy 2 additional times a day,</text:span><text:line-break/><text:span text:style-name="T2">Selective Channeling: Can choose number of targets = CHA mod who are not effected,</text:span><text:line-break/><text:span text:style-name="T2">Shield Proficiency: Can use shields,</text:span><text:line-break/><text:span text:style-name="T2">Simple Weapon Proficiency,</text:span><text:line-break/><text:span text:style-name="T2">Turn Undead: Channel Energy to panic undead within 30ft Will save DC 10 + 1/2 level + CHA mod</text:span><text:line-break/><text:span text:style-name="T1">Skills</text:span><text:span text:style-name="T4"> </text:span><text:span text:style-name="T2">Appraise 1, Diplomacy 9, Heal 9, Know Arcana 7, Know History 1, Know Nobility 1, Know Religion 7, Know the Planes 1, Linguistics 6, Perception 4, Sense Motive 9, Spellcraft 5</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oft-pag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ura</text:span><text:span text:style-name="T4"> </text:span><text:span text:style-name="T2">of deity</text:span> </text:p>
      <text:p text:style-name="P1"/>
      <text:p text:style-name="P8"><text:span text:style-name="T1">Human CR 6 CLERIC 7</text:span><text:line-break/><text:span text:style-name="T1">XP</text:span><text:span text:style-name="T4"> </text:span><text:span text:style-name="T2">800</text:span><text:line-break/><text:span text:style-name="T2">Any Medium Humanoid</text:span><text:line-break/><text:span text:style-name="T2">Cleric level 7 (skill points 16) Cleric</text:span><text:line-break/><text:span text:style-name="T2">(Domains Earth and Rune) </text:span><text:line-break/><text:span text:style-name="T1">Init</text:span><text:span text:style-name="T4"> </text:span><text:span text:style-name="T2">-1; </text:span><text:span text:style-name="T1">Senses</text:span><text:span text:style-name="T4"> </text:span><text:span text:style-name="T2">; Perception +4</text:span></text:p>
      <text:p text:style-name="P2">DEFENSE</text:p>
      <text:p text:style-name="P1"><text:span text:style-name="T1">AC</text:span><text:span text:style-name="T4"> </text:span><text:span text:style-name="T2">13, Touch 9, flat footed 13 ( Chain Shirt, Shield, none) </text:span><text:line-break/><text:span text:style-name="T2">(-1 Dex, +4 armour) </text:span><text:line-break/><text:span text:style-name="T1">hp</text:span><text:span text:style-name="T4"> 44</text:span><text:span text:style-name="T2"> (0d8+4d8+4);</text:span><text:line-break/><text:span text:style-name="T1">Fort</text:span><text:span text:style-name="T4"> </text:span><text:span text:style-name="T2">+4, </text:span><text:span text:style-name="T1">Ref</text:span><text:span text:style-name="T4"> </text:span><text:span text:style-name="T2">+0, </text:span><text:span text:style-name="T1">Will</text:span><text:span text:style-name="T4"> </text:span><text:span text:style-name="T2">+7 </text:span></text:p>
      <text:p text:style-name="P2">OFFENSE</text:p>
      <text:p text:style-name="P3"><text:span text:style-name="T1">Speed</text:span><text:span text:style-name="T4"> </text:span><text:span text:style-name="T2">30</text:span><text:line-break/><text:span text:style-name="T1">Melee</text:span><text:line-break/><text:span text:style-name="T1">Single Attack</text:span><text:span text:style-name="T4"> </text:span><text:span text:style-name="T2">Mace,Heavy +6 (1d8+2) </text:span><text:line-break/><text:span text:style-name="T1">Full Attack</text:span><text:line-break/><text:span text:style-name="T2">Mace,Heavy +6 (1d8+2)</text:span><text:line-break/><text:span text:style-name="T1">Space</text:span><text:span text:style-name="T4"> </text:span><text:span text:style-name="T2">5ft.; </text:span><text:span text:style-name="T1">Reach</text:span><text:span text:style-name="T4"> </text:span><text:span text:style-name="T2">5 </text:span><text:line-break/><text:span text:style-name="T1">Special Attacks</text:span><text:line-break/><text:span text:style-name="T1">Acid Dart Cleric (Sp)</text:span><text:span text:style-name="T4"> </text:span><text:span text:style-name="T2">Standard action 30ft ranged touch 1d6+ 1/2 level 3+WIS mod /day</text:span><text:line-break/><text:span text:style-name="T1">Blast Rune (Sp)</text:span><text:span text:style-name="T4"> </text:span><text:span text:style-name="T2">Stand act trap deals 1d6 + 1/2 level in 5ft sq. DC26 to Disable 1 rnd /level. Per day = 3+WIS mod</text:span><text:line-break/><text:span text:style-name="T1">Channel Energy</text:span><text:span text:style-name="T4"> </text:span><text:span text:style-name="T2">3+ CHA mod / day in 30ft burst. DC 10 + 1/2 level + CHA mod, number of d6 = 2</text:span><text:line-break/><text:span text:style-name="T1">Spells Known: </text:span><text:line-break/><text:line-break/><text:span text:style-name="T1">Cleric Spells</text:span><text:line-break/><text:span text:style-name="T1">CL 4 Concentration 7</text:span><text:line-break/><text:span text:style-name="T1">Level 0 (4) DC 13</text:span><text:line-break/><text:span text:style-name="T2">Create Water(Conjuration)[Creation Water ] X 1</text:span><text:line-break/><text:span text:style-name="T2">V,S rng: Close 25ft + 5ft/2 levels CT: Dur: Instantaneous</text:span><text:line-break/><text:span text:style-name="T2">SV None Area: Up to 2 gallons of water/level Book: </text:span><text:line-break/><text:span text:style-name="T2">Description: </text:span><text:span text:style-name="T3">Creates 2 gallons/level of pure water.</text:span><text:line-break/><text:line-break/><text:span text:style-name="T2">Guidance(Divination)[ ] X 1</text:span><text:line-break/><text:span text:style-name="T2">V,S rng: Touch CT: Dur: 1 minute or until discharged</text:span><text:line-break/><text:span text:style-name="T2">SV Will negates (harmless) Area: Creature touched Book: </text:span><text:line-break/><text:span text:style-name="T2">Description: </text:span><text:span text:style-name="T3">+1 on one attack roll, saving throw, or skill check.</text:span><text:line-break/><text:line-break/><text:span text:style-name="T2">Inflict Minor Wounds(Necromancy)[ ] X 1</text:span><text:line-break/><text:span text:style-name="T2">V,S rng: Touch CT: Dur: Instantaneous</text:span><text:line-break/><text:span text:style-name="T2">SV Will negates Area: Creature touched Book: CRB </text:span><text:line-break/><text:line-break/><text:span text:style-name="T2">Light(Evocation)[Light ] X 1</text:span><text:line-break/><text:span text:style-name="T2">V,M/DF rng: Touch CT: Dur: 10 min./level (D)</text:span><text:line-break/><text:span text:style-name="T2">SV None Area: Object touched Book: </text:span><text:line-break/><text:span text:style-name="T2">Description: </text:span><text:span text:style-name="T3">Object shines like a torch.</text:span><text:line-break/><text:line-break/><text:span text:style-name="T1">Level 1 (5) DC 14</text:span><text:line-break/><text:span text:style-name="T2">Bless(Enchantment)[Compulsion Mind-Affecting ] X 1</text:span><text:line-break/><text:span text:style-name="T2">V,S,DF rng: 50ft CT: Dur: 1 min./level</text:span><text:line-break/><text:soft-page-break/><text:span text:style-name="T2">SV None Area: The caster and all allies within a 50-ft. burst, centered on the caster Book: CRB </text:span><text:line-break/><text:span text:style-name="T2">Description: </text:span><text:span text:style-name="T3">Allies gain +1 on attack rolls and saves against fear.</text:span><text:line-break/><text:line-break/><text:span text:style-name="T2">Endure Elements(Abjuration)[ ] X 1</text:span><text:line-break/><text:span text:style-name="T2">V,S, DF rng: Touch CT: Dur: 24 hours</text:span><text:line-break/><text:span text:style-name="T2">SV Will negates (harmless) Area: Creature touched Book: CRB </text:span><text:line-break/><text:span text:style-name="T2">Description: </text:span><text:span text:style-name="T3">A creature protected by endure elements suffers no harm from being in a hot or cold environment. It can exist comfortably in conditions between -50 and 140 degrees Fahrenheit (-45 and 60 degrees Celsius) without having to make Fortitude saves. The creatures equipment is likewise protected. Endure elements doesnt provide any protection from fire or cold damage, nor does it protect against other environmental hazards such as smoke, lack of air, and so forth.</text:span><text:line-break/><text:line-break/><text:span text:style-name="T2">Magic Stone(Transmutation)[ ] X 1</text:span><text:line-break/><text:span text:style-name="T2">V,S,DF rng: Touch CT: Dur: 30 minutes or until discharged</text:span><text:line-break/><text:span text:style-name="T2">SV Will negates (harmless, object) Area: Up to three pebbles touched Book: CRB </text:span><text:line-break/><text:span text:style-name="T2">Description: </text:span><text:span text:style-name="T3">You transmute as many as three pebbles, which can be no larger than sling bullets, so that they strike with great force when thrown or slung. If hurled, they have a range increment of 20 feet. If slung, treat them as sling bullets (range increment 50 feet). The spell gives them a +1 enhancement bonus on attack and damage rolls. The user of the stones makes a normal ranged attack. Each stone that hits deals 1d6+1 points of damage (including the spell's enhancement bonus), or 2d6+2 points against undead.</text:span><text:line-break/><text:line-break/><text:span text:style-name="T2">Obscuring Mist(Conjuration)[Creation ] X 1</text:span><text:line-break/><text:span text:style-name="T2">V,S rng: 20ft CT: Dur: 1 min/level</text:span><text:line-break/><text:span text:style-name="T2">SV None Area: Cloud spreads in 20-ft.-radius from you, 20 ft. high Book: </text:span><text:line-break/><text:span text:style-name="T2">Description: </text:span><text:span text:style-name="T3">Fog surrounds you.</text:span><text:line-break/><text:line-break/><text:span text:style-name="T2">Sanctuary(Abjuration)[ ] X 1</text:span><text:line-break/><text:span text:style-name="T2">V,S,DF rng: Touch CT: Dur: 1 round/level</text:span><text:line-break/><text:span text:style-name="T2">SV Will negates Area: Creature touched, or up to eight willing creatures joining hands Book: </text:span><text:line-break/><text:span text:style-name="T2">Description: </text:span><text:span text:style-name="T3">Opponents can't attack you, and you can't attack.</text:span><text:line-break/><text:line-break/><text:span text:style-name="T1">Level 2 (4) DC 15</text:span><text:line-break/><text:span text:style-name="T2">Bulls Strength(Transmutation)[ ] X 1</text:span><text:line-break/><text:span text:style-name="T2">V,S,M,M/DF rng: Touch CT: Dur: 1 min./level</text:span><text:line-break/><text:span text:style-name="T2">SV Will negates (harmless) Area: Creature touched Book: CRB </text:span><text:line-break/><text:span text:style-name="T2">Description: </text:span><text:span text:style-name="T3">The spell grants a +4 enhancement bonus to Strength, adding the usual benefits to melee attack rolls, melee damage rolls, and other uses of the Strength modifier.</text:span><text:line-break/><text:line-break/><text:span text:style-name="T2">Groundswell(Transmutation)[Earth Poison ] X 1</text:span><text:line-break/><text:span text:style-name="T2">V, S rng: touch CT: Dur: 1 minute/level</text:span><text:line-break/><text:span text:style-name="T2">SV Fortitude negates (harmless) Area: creature touched Book: Advanced Race Guide </text:span><text:line-break/><text:span text:style-name="T2">Description: </text:span><text:span text:style-name="T3">This spell allows the target to cause the ground to rise up beneath him. As a swift action, the target can cause the ground to rise 5 feet, while all adjacent squares are treated as steep slopes (Core Rulebook 428). The groundswell precludes flanking from creatures standing at lower elevations than the target. If the target moves after creating a groundswell, the ground returns to its normal elevation at the end of his turn; otherwise, it remains in place until the target moves or uses a swift action to return the ground to normal. A groundswell cannot increase elevation of the ground beyond 5 feet.</text:span><text:line-break/><text:line-break/><text:span text:style-name="T2">Shatter(Evocation)[Sonic ] X 1</text:span><text:line-break/><text:span text:style-name="T2">V,S,M/DF rng: Close 25ft + 5ft/2 levels CT: Dur: Instantaneous</text:span><text:line-break/><text:soft-page-break/><text:span text:style-name="T2">SV Will negates (object); Will negates (object) or Fortitude ha Area: One solid object, one crystalline creature, or one 5-ft.-radius spread Book: </text:span><text:line-break/><text:span text:style-name="T2">Description: </text:span><text:span text:style-name="T3">Sonic vibration damages objects or crystalline creatures</text:span><text:line-break/><text:line-break/><text:span text:style-name="T2">Soften Earth and Stone(Transmutation)[Earth ] X 1</text:span><text:line-break/><text:span text:style-name="T2">V,S,DF rng: Close 25ft + 5ft/2 levels CT: Dur: Instantaneous</text:span><text:line-break/><text:span text:style-name="T2">SV None Area: 10-ft. square/level; see text Book: </text:span><text:line-break/></text:p>
      <text:p text:style-name="P2">STATISTICS</text:p>
      <text:p text:style-name="P1"><text:span text:style-name="T1">Str</text:span><text:span text:style-name="T4"> </text:span><text:span text:style-name="T2">13, </text:span><text:span text:style-name="T1">Dex</text:span><text:span text:style-name="T4"> </text:span><text:span text:style-name="T2">8, </text:span><text:span text:style-name="T1">Con</text:span><text:span text:style-name="T4"> </text:span><text:span text:style-name="T2">11, </text:span><text:span text:style-name="T1">Int</text:span><text:span text:style-name="T4"> </text:span><text:span text:style-name="T2">13, </text:span><text:span text:style-name="T1">Wis</text:span><text:span text:style-name="T4"> </text:span><text:span text:style-name="T2">16, </text:span><text:span text:style-name="T1">Cha</text:span><text:span text:style-name="T4"> </text:span><text:span text:style-name="T2">14</text:span><text:line-break/><text:span text:style-name="T1">Base Attack</text:span><text:span text:style-name="T4"> </text:span><text:span text:style-name="T2">3 </text:span><text:span text:style-name="T1">CMB</text:span><text:span text:style-name="T4"> </text:span><text:span text:style-name="T2">4 ; </text:span><text:span text:style-name="T1">CMD</text:span><text:span text:style-name="T4"> </text:span><text:span text:style-name="T2">13 </text:span><text:line-break/><text:span text:style-name="T1">Feats</text:span><text:span text:style-name="T4"> </text:span><text:line-break/><text:span text:style-name="T2">Armour Prof Light,</text:span><text:line-break/><text:span text:style-name="T2">Armour Prof Medium,</text:span><text:line-break/><text:span text:style-name="T2">Combat Casting: +4 Concentration checks for Defensive casting,</text:span><text:line-break/><text:span text:style-name="T2">Extra Channel: Channel energy 2 additional times a day,</text:span><text:line-break/><text:span text:style-name="T2">Selective Channeling: Can choose number of targets = CHA mod who are not effected,</text:span><text:line-break/><text:span text:style-name="T2">Shield Proficiency: Can use shields,</text:span><text:line-break/><text:span text:style-name="T2">Simple Weapon Proficiency</text:span><text:line-break/><text:span text:style-name="T1">Skills</text:span><text:span text:style-name="T4"> </text:span><text:span text:style-name="T2">Appraise 1, Diplomacy 8, Heal 9, Know Arcana 7, Know History 1, Know Nobility 1, Know Religion 6, Know the Planes 1, Linguistics 5, Perception 4, Sense Motive 8, Spellcraft 5</text:span><text:line-break/><text:span text:style-name="T1">Languages</text:span><text:span text:style-name="T4"> </text:span><text:span text:style-name="T2">Common</text:span></text:p>
      <text:p text:style-name="P2">ECOLOGY</text:p>
      <text:p text:style-name="P1"><text:span text:style-name="T1">Environment</text:span><text:span text:style-name="T4"> </text:span><text:span text:style-name="T2">Any</text:span><text:line-break/><text:span text:style-name="T1">Organization</text:span><text:span text:style-name="T4"> </text:span><text:span text:style-name="T2">Company 10-20, Band 30-100, Squad 4-8</text:span><text:line-break/><text:span text:style-name="T1">Treasure</text:span><text:span text:style-name="T4"> </text:span><text:span text:style-name="T2">Standard</text:span></text:p>
      <text:p text:style-name="P2">SPECIAL ABILITIES</text:p>
      <text:p text:style-name="P1"><text:span text:style-name="T1">Aura</text:span><text:span text:style-name="T4"> </text:span><text:span text:style-name="T2">of deit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5:33:53.48</meta:creation-date>
    <dc:date>2015-08-22T13:03:48.50</dc:date>
    <dc:creator>Nolan Roth</dc:creator>
    <meta:editing-duration>PT2H56M20S</meta:editing-duration>
    <meta:editing-cycles>3</meta:editing-cycles>
    <meta:generator>OpenOffice/4.1.1$Win32 OpenOffice.org_project/411m6$Build-9775</meta:generator>
    <meta:document-statistic meta:table-count="0" meta:image-count="0" meta:object-count="0" meta:page-count="14" meta:paragraph-count="57" meta:word-count="4200" meta:character-count="25144"/>
  </office:meta>
</office:document-meta>
</file>